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601" officeooo:paragraph-rsid="001e8601"/>
    </style:style>
    <style:style style:name="P2" style:family="paragraph" style:parent-style-name="Standard">
      <style:text-properties officeooo:rsid="001edaee" officeooo:paragraph-rsid="001edaee"/>
    </style:style>
    <style:style style:name="P3" style:family="paragraph" style:parent-style-name="Standard">
      <style:text-properties officeooo:rsid="0020a613" officeooo:paragraph-rsid="0020a613"/>
    </style:style>
    <style:style style:name="P4" style:family="paragraph" style:parent-style-name="Standard">
      <style:text-properties officeooo:rsid="0020fe6c" officeooo:paragraph-rsid="0020fe6c"/>
    </style:style>
    <style:style style:name="P5" style:family="paragraph" style:parent-style-name="Standard">
      <style:text-properties officeooo:rsid="0022315b" officeooo:paragraph-rsid="0022315b"/>
    </style:style>
    <style:style style:name="P6" style:family="paragraph" style:parent-style-name="Standard">
      <style:text-properties officeooo:rsid="00236dca" officeooo:paragraph-rsid="00236dca"/>
    </style:style>
    <style:style style:name="P7" style:family="paragraph" style:parent-style-name="Standard">
      <style:text-properties officeooo:rsid="00249234" officeooo:paragraph-rsid="00249234"/>
    </style:style>
    <style:style style:name="P8" style:family="paragraph" style:parent-style-name="Standard">
      <style:text-properties officeooo:rsid="0026921b" officeooo:paragraph-rsid="0026921b"/>
    </style:style>
    <style:style style:name="P9" style:family="paragraph" style:parent-style-name="Standard">
      <style:text-properties officeooo:rsid="002857b1" officeooo:paragraph-rsid="002857b1"/>
    </style:style>
    <style:style style:name="P10" style:family="paragraph" style:parent-style-name="Standard">
      <style:text-properties officeooo:rsid="0029486f" officeooo:paragraph-rsid="0029486f"/>
    </style:style>
    <style:style style:name="P11" style:family="paragraph" style:parent-style-name="Standard">
      <style:text-properties officeooo:rsid="0029735e" officeooo:paragraph-rsid="0029735e"/>
    </style:style>
    <style:style style:name="P12" style:family="paragraph" style:parent-style-name="Standard">
      <style:text-properties officeooo:rsid="002a4771" officeooo:paragraph-rsid="002a4771"/>
    </style:style>
    <style:style style:name="P13" style:family="paragraph" style:parent-style-name="Standard">
      <style:text-properties officeooo:rsid="002ad76e" officeooo:paragraph-rsid="002ad76e"/>
    </style:style>
    <style:style style:name="P14" style:family="paragraph" style:parent-style-name="Standard">
      <style:text-properties officeooo:rsid="002c8eb6" officeooo:paragraph-rsid="002c8eb6"/>
    </style:style>
    <style:style style:name="P15" style:family="paragraph" style:parent-style-name="Standard">
      <style:text-properties officeooo:rsid="002e1f0b" officeooo:paragraph-rsid="002e1f0b"/>
    </style:style>
    <style:style style:name="P16" style:family="paragraph" style:parent-style-name="Standard">
      <style:text-properties officeooo:rsid="002e7b85" officeooo:paragraph-rsid="002e7b85"/>
    </style:style>
    <style:style style:name="P17" style:family="paragraph" style:parent-style-name="Standard">
      <style:text-properties officeooo:rsid="00306365" officeooo:paragraph-rsid="00306365"/>
    </style:style>
    <style:style style:name="P18" style:family="paragraph" style:parent-style-name="Standard">
      <style:text-properties officeooo:rsid="003243a7" officeooo:paragraph-rsid="003243a7"/>
    </style:style>
    <style:style style:name="P19" style:family="paragraph" style:parent-style-name="Standard">
      <style:text-properties officeooo:rsid="003375f6" officeooo:paragraph-rsid="003375f6"/>
    </style:style>
    <style:style style:name="P20" style:family="paragraph" style:parent-style-name="Standard">
      <style:text-properties officeooo:rsid="0033890d" officeooo:paragraph-rsid="0033890d"/>
    </style:style>
    <style:style style:name="P21" style:family="paragraph" style:parent-style-name="Standard">
      <style:text-properties officeooo:rsid="00361a89" officeooo:paragraph-rsid="00361a89"/>
    </style:style>
    <style:style style:name="P22" style:family="paragraph" style:parent-style-name="Standard">
      <style:text-properties officeooo:rsid="0036446c" officeooo:paragraph-rsid="0036446c"/>
    </style:style>
    <style:style style:name="P23" style:family="paragraph" style:parent-style-name="Standard">
      <style:text-properties officeooo:rsid="00365258" officeooo:paragraph-rsid="00365258"/>
    </style:style>
    <style:style style:name="P24" style:family="paragraph" style:parent-style-name="Standard">
      <style:text-properties officeooo:rsid="0036a385" officeooo:paragraph-rsid="0036a385"/>
    </style:style>
    <style:style style:name="P25" style:family="paragraph" style:parent-style-name="Standard">
      <style:text-properties officeooo:rsid="003848e7" officeooo:paragraph-rsid="003848e7"/>
    </style:style>
    <style:style style:name="P26" style:family="paragraph" style:parent-style-name="Standard">
      <style:text-properties officeooo:rsid="0039f3c0" officeooo:paragraph-rsid="0039f3c0"/>
    </style:style>
    <style:style style:name="P27" style:family="paragraph" style:parent-style-name="Standard">
      <style:text-properties officeooo:rsid="003a5702" officeooo:paragraph-rsid="003a5702"/>
    </style:style>
    <style:style style:name="P28" style:family="paragraph" style:parent-style-name="Standard">
      <style:text-properties officeooo:rsid="003b69b7" officeooo:paragraph-rsid="003b69b7"/>
    </style:style>
    <style:style style:name="P29" style:family="paragraph" style:parent-style-name="Standard">
      <style:text-properties officeooo:rsid="003bd069" officeooo:paragraph-rsid="003bd069"/>
    </style:style>
    <style:style style:name="P30" style:family="paragraph" style:parent-style-name="Standard">
      <style:text-properties officeooo:rsid="003ea210" officeooo:paragraph-rsid="003ea210"/>
    </style:style>
    <style:style style:name="P31" style:family="paragraph" style:parent-style-name="Standard">
      <style:text-properties officeooo:rsid="003fc95a" officeooo:paragraph-rsid="003fc95a"/>
    </style:style>
    <style:style style:name="P32" style:family="paragraph" style:parent-style-name="Standard">
      <style:text-properties officeooo:rsid="0041298b" officeooo:paragraph-rsid="0041298b"/>
    </style:style>
    <style:style style:name="T1" style:family="text">
      <style:text-properties officeooo:rsid="0020fe6c"/>
    </style:style>
    <style:style style:name="T2" style:family="text">
      <style:text-properties officeooo:rsid="0027006d"/>
    </style:style>
    <style:style style:name="T3" style:family="text">
      <style:text-properties officeooo:rsid="00290bea"/>
    </style:style>
    <style:style style:name="T4" style:family="text">
      <style:text-properties officeooo:rsid="0034f3e9"/>
    </style:style>
    <style:style style:name="T5" style:family="text">
      <style:text-properties officeooo:rsid="00361a89"/>
    </style:style>
    <style:style style:name="T6" style:family="text">
      <style:text-properties officeooo:rsid="003d0a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it – 1/0</text:p>
      <text:p text:style-name="P1">Cascading – top to bottom</text:p>
      <text:p text:style-name="P1"><text:s/>used to be in tables – not best practice</text:p>
      <text:p text:style-name="P2">slide 5 – boarder and padding affect box</text:p>
      <text:p text:style-name="P2">Nothing declared – affects things differently in the different browsers</text:p>
      <text:p text:style-name="P2"/>
      <text:p text:style-name="P2">slide 9 – use normalize css – this makes everything 0 so it gets the same effects</text:p>
      <text:p text:style-name="P2">index.html – conventional name for home page</text:p>
      <text:p text:style-name="P3">put nothing between head and html or body and html</text:p>
      <text:p text:style-name="P3"/>
      <text:p text:style-name="P3">HTML</text:p>
      <text:p text:style-name="P3">metadata - in head – data goes beyond what have in body – link to css</text:p>
      <text:p text:style-name="P3"/>
      <text:p text:style-name="P3">tag &lt;a&gt;Go to google &lt;/a&gt; &lt;a href=””&gt;Go to google &lt;/a&gt;</text:p>
      <text:p text:style-name="P3">href=”” <text:s/>------- This is the attribute</text:p>
      <text:p text:style-name="P3">attributre always goes in opening tag – each tag has own attributes!!</text:p>
      <text:p text:style-name="P3"/>
      <text:p text:style-name="P3">empty tag – no closing tag --- <text:span text:style-name="T1">You need to know which are empty/Others need closing</text:span></text:p>
      <text:p text:style-name="P4">&lt;meta description =””&gt; - Keywords of the website</text:p>
      <text:p text:style-name="P3"/>
      <text:p text:style-name="P5">&lt;meta charset=”utf-8”&gt;</text:p>
      <text:p text:style-name="P5"/>
      <text:p text:style-name="P5">&lt;link rel="" type="" href=""&gt; <text:s/>– Link to CSS page</text:p>
      <text:p text:style-name="P6"/>
      <text:p text:style-name="P6">&lt;link rel="stylesheet" type="text/css" href="my_styles/normalize.css"&gt;</text:p>
      <text:p text:style-name="P6">&lt;link rel="stylesheet" type="text/css" href="my_styles/style.css"&gt;</text:p>
      <text:p text:style-name="P6">Two together so that the first is normalize and then we can change with second.</text:p>
      <text:p text:style-name="P6"/>
      <text:p text:style-name="P7">To check close and reopen – Add a simple body instruction:</text:p>
      <text:p text:style-name="P8">body {</text:p>
      <text:p text:style-name="P8"><text:tab/>background-color: yellow;</text:p>
      <text:p text:style-name="P8">}</text:p>
      <text:p text:style-name="P8"/>
      <text:p text:style-name="P8"><text:span text:style-name="T2">&lt;</text:span>div<text:span text:style-name="T2">&gt;</text:span> is a block </text:p>
      <text:p text:style-name="P9">classes and id – class <text:span text:style-name="T3">affects </text:span>many<text:span text:style-name="T3">(have to invent)</text:span> + id one</text:p>
      <text:p text:style-name="P8"/>
      <text:p text:style-name="P10">In CSS you have three starts -</text:p>
      <text:p text:style-name="P10">.box – With the dot because we made the name</text:p>
      <text:p text:style-name="P10">colorpicker – for use in your web design – shows shar color code but its needs # added</text:p>
      <text:p text:style-name="P10">colorschemedesigner.com/csd-3.5/</text:p>
      <text:p text:style-name="P11">schemes – visual problems – e.g. color blindness etc – government needed for accessibility.</text:p>
      <text:p text:style-name="P11"/>
      <text:p text:style-name="P13">Width in CSS:</text:p>
      <text:p text:style-name="P12">width: 100%;</text:p>
      <text:p text:style-name="P12"/>
      <text:p text:style-name="P13">padding-left</text:p>
      <text:p text:style-name="P13">or padding all around 4values</text:p>
      <text:p text:style-name="P14">codepen??? - boxes with javascript</text:p>
      <text:p text:style-name="P14"/>
      <text:p text:style-name="P14">box shadow:</text:p>
      <text:p text:style-name="P14">box-shadow: 2px 2px 20px 1px rgba(0,0,0,1);</text:p>
      <text:p text:style-name="P8"/>
      <text:p text:style-name="P8"><text:soft-page-break/></text:p>
      <text:p text:style-name="P8"/>
      <text:p text:style-name="P15">style.css – What we have done is put a box inside a box</text:p>
      <text:p text:style-name="P15"/>
      <text:p text:style-name="P15"/>
      <text:p text:style-name="P16">&lt;header&gt;</text:p>
      <text:p text:style-name="P16">&lt;section&gt; - contains content</text:p>
      <text:p text:style-name="P16">&lt;article&gt; - </text:p>
      <text:p text:style-name="P16">&lt;footer&gt;</text:p>
      <text:p text:style-name="P16">In CSS just go in and write footer</text:p>
      <text:p text:style-name="P16">&lt;aside&gt; </text:p>
      <text:p text:style-name="P16">&lt;nav&gt; - main menu</text:p>
      <text:p text:style-name="P16">LINK:: <text:s text:c="2"/>http://www.w3schools.com/html/html5_semantic_elements.asp</text:p>
      <text:p text:style-name="P16"><text:a xlink:type="simple" xlink:href="https://validator.w3.org/" text:style-name="Internet_20_link" text:visited-style-name="Visited_20_Internet_20_Link">https://validator.w3.org/</text:a></text:p>
      <text:p text:style-name="P16">It does not mean on apps it will be ok – cannot be ok on everything.</text:p>
      <text:p text:style-name="P16">Lists(ul) embedded in a nav</text:p>
      <text:p text:style-name="P17"/>
      <text:p text:style-name="P17"><text:tab/> <text:tab/>&lt;li&gt;&lt;a href="#"&gt;Menu 1&lt;/a&gt;&lt;/li&gt; - use # if you dont have a link so returns same page??</text:p>
      <text:p text:style-name="P17"/>
      <text:p text:style-name="P18"/>
      <text:p text:style-name="P18">&lt;div class="box"&gt;</text:p>
      <text:p text:style-name="P18"/>
      <text:p text:style-name="P18">&lt;div class="new_box"&gt; I am an inner box</text:p>
      <text:p text:style-name="P18">delete before menu</text:p>
      <text:p text:style-name="P18"/>
      <text:p text:style-name="P19">width: 500px; - 100px per menu item</text:p>
      <text:p text:style-name="P19"/>
      <text:p text:style-name="P20">1.left 2. nav(creates a box in middle) margin auto</text:p>
      <text:p text:style-name="P20"/>
      <text:p text:style-name="P20">TIP- PUT A COLOR AND SEE WHAT HAPPENS WHEN MOVING MARGIN ETC</text:p>
      <text:p text:style-name="P20">???-<text:span text:style-name="T4">USE CONSOLE TO PLAY AROUND WITH CSS</text:span></text:p>
      <text:p text:style-name="P20"/>
      <text:p text:style-name="P21">Good practice</text:p>
      <text:p text:style-name="P21"><text:tab/>&lt;ul&gt;</text:p>
      <text:p text:style-name="P21"><text:tab/> <text:tab/>&lt;li&gt;&lt;a href="#"&gt;Menu 1&lt;/a&gt;&lt;/li&gt;</text:p>
      <text:p text:style-name="P21"><text:tab/> <text:tab/>&lt;li&gt;&lt;a href="#"&gt;Menu 2&lt;/a&gt;&lt;/li&gt;</text:p>
      <text:p text:style-name="P16"><text:tab/><text:span text:style-name="T5">&lt;/ul&gt;</text:span></text:p>
      <text:p text:style-name="P21">Bad pracice </text:p>
      <text:p text:style-name="P21">&lt;li&gt;&lt;a href="#"&gt;Menu 1&lt;/a&gt;&lt;/li&gt;-&lt;li&gt;&lt;a href="#"&gt;Menu 2&lt;/a&gt;&lt;/li&gt;</text:p>
      <text:p text:style-name="P21"/>
      <text:p text:style-name="P21"/>
      <text:p text:style-name="P21">float: left; <text:s text:c="5"/>-------------- <text:s text:c="4"/>This makes the vertical list into a horizontal view</text:p>
      <text:p text:style-name="P21"/>
      <text:p text:style-name="P21">list-style-type: none; <text:s text:c="6"/>----------- This removes the bullet point in the list</text:p>
      <text:p text:style-name="P21"/>
      <text:p text:style-name="P22">nav a {</text:p>
      <text:p text:style-name="P22"><text:tab/>display: inline-block;</text:p>
      <text:p text:style-name="P22">Hybrid – It is giving the inline element – block like functionality e.g. setting width and height</text:p>
      <text:p text:style-name="P22">slide 17-18</text:p>
      <text:p text:style-name="P22"/>
      <text:p text:style-name="P23">snippet- setting the color differently for each li and the next is a different color</text:p>
      <text:p text:style-name="P23"><text:soft-page-break/>nav li:nth-child(1n) {</text:p>
      <text:p text:style-name="P23"><text:tab/>background-color: red;</text:p>
      <text:p text:style-name="P23">}</text:p>
      <text:p text:style-name="P23"/>
      <text:p text:style-name="P23">nav li:nth-child(2n) {</text:p>
      <text:p text:style-name="P23"><text:tab/>background-color: green;</text:p>
      <text:p text:style-name="P23">}</text:p>
      <text:p text:style-name="P22"/>
      <text:p text:style-name="P22"/>
      <text:p text:style-name="P23">STYLE USED TO BE INCLUDED IN HTML BUT NOW ITS INCLUDED IN CSS!</text:p>
      <text:p text:style-name="P23"/>
      <text:p text:style-name="P24">This sets the box size:</text:p>
      <text:p text:style-name="P24">nav {</text:p>
      <text:p text:style-name="P24">width: 500px;</text:p>
      <text:p text:style-name="P24">margin: auto;</text:p>
      <text:p text:style-name="P24">height: 50px;</text:p>
      <text:p text:style-name="P24">}</text:p>
      <text:p text:style-name="P24"/>
      <text:p text:style-name="P24"/>
      <text:p text:style-name="P24">TOO MUCH SIZE WE SET MENU SIZE 100PX EACH FOR 500PX SIZE BUT ADDING A BOARDER WILL INCREASE AND CAUSE A SHIFT AND PROBLEM.</text:p>
      <text:p text:style-name="P24">nav a {</text:p>
      <text:p text:style-name="P24"><text:tab/>display: inline-block;</text:p>
      <text:p text:style-name="P24"><text:tab/>width:100px;</text:p>
      <text:p text:style-name="P24"><text:tab/>height: 100%;</text:p>
      <text:p text:style-name="P24"><text:tab/>border-left: 2px solid #cc3300;<text:tab/></text:p>
      <text:p text:style-name="P24">}</text:p>
      <text:p text:style-name="P24"/>
      <text:p text:style-name="P25">THIS BOX SIZING ALLOWS US TO HAVE THE LINE AS WE WANT AND IGNORING THE SIZING OF THE INITIAL BOX. <text:s/></text:p>
      <text:p text:style-name="P25">box-sizing: border-box;</text:p>
      <text:p text:style-name="P25"/>
      <text:p text:style-name="P25">Older version firefox – slide 30</text:p>
      <text:p text:style-name="P25"/>
      <text:p text:style-name="P26">SECTION WITH ARTICLE INSIDE!!!</text:p>
      <text:p text:style-name="P27">one next to each other </text:p>
      <text:p text:style-name="P27"/>
      <text:p text:style-name="P27">display:inline-block</text:p>
      <text:p text:style-name="P27">border-sizing: border-box;</text:p>
      <text:p text:style-name="P28">GOOGLE FONTS -copy and paste into text</text:p>
      <text:p text:style-name="P29">font awesome – <text:span text:style-name="T6">COPY AND PASTRE THERE – puts icons within the I class </text:span></text:p>
      <text:p text:style-name="P30">duet – you can see what the screen looks like on ipad</text:p>
      <text:p text:style-name="P30"/>
      <text:p text:style-name="P30"/>
      <text:p text:style-name="P31">REMEMBER WITH BOOTSTRAP THAT YOU HAVE TO MAKE THE MARGIN = 0 WHEN CREATING A BOX INSIDE A BOX! 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09:10:09.359845972</meta:creation-date>
    <dc:date>2016-04-12T10:23:59.424924175</dc:date>
    <meta:editing-duration>PT3H42M16S</meta:editing-duration>
    <meta:editing-cycles>34</meta:editing-cycles>
    <meta:generator>LibreOffice/5.0.5.2$Linux_X86_64 LibreOffice_project/00m0$Build-2</meta:generator>
    <meta:document-statistic meta:table-count="0" meta:image-count="0" meta:object-count="0" meta:page-count="3" meta:paragraph-count="103" meta:word-count="617" meta:character-count="3823" meta:non-whitespace-character-count="3231"/>
  </office:meta>
</office:document-meta>
</file>